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0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0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0">
            <calcext:condition calcext:apply-style-name="Error" calcext:value="duplicate" calcext:base-cell-address="list.B3"/>
          </calcext:conditional-format>
          <calcext:conditional-format calcext:target-range-address="list.C3:list.C32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915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14"/>
          <table:table-cell table:style-name="ce165"/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/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8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4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8" table:on-update-keep-styles="true" table:on-update-keep-size="false"/>
        <table:database-range table:name="developer_table" table:target-range-address="developer.A2:developer.I1068" table:on-update-keep-styles="true" table:on-update-keep-size="false"/>
        <table:database-range table:name="game_table" table:target-range-address="list.B299:list.C300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2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 style:data-style-name="N2" text:time-value="09:52:57.03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9T10:24:18.969000000</dc:date>
    <meta:editing-duration>P2DT23H37M55S</meta:editing-duration>
    <meta:editing-cycles>1148</meta:editing-cycles>
    <meta:document-statistic meta:table-count="4" meta:cell-count="369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